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B69312F8C7FC1A8.png" manifest:media-type="image/png"/>
  <manifest:file-entry manifest:full-path="Pictures/10000201000006400000038459653FAE4649C7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cea" officeooo:paragraph-rsid="001abc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6cm, 20.147cm, 14.319cm, 2.3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76cm, 11.43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1</text:p>
      <text:p text:style-name="P1"><draw:frame draw:style-name="fr2" draw:name="Image1" text:anchor-type="char" svg:x="1.21cm" svg:y="1.138cm" svg:width="14.66cm" svg:height="6.671cm" draw:z-index="0"><draw:image xlink:href="Pictures/10000201000006400000038459653FAE4649C708.png" xlink:type="simple" xlink:show="embed" xlink:actuate="onLoad" loext:mime-type="image/png"/></draw:frame><draw:frame draw:style-name="fr1" draw:name="Image2" text:anchor-type="char" svg:x="0.866cm" svg:y="8.283cm" svg:width="15.057cm" svg:height="7.463cm" draw:z-index="1"><draw:image xlink:href="Pictures/100002010000064000000384FB69312F8C7FC1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1:30:08.711290333</meta:creation-date>
    <dc:date>2023-07-14T11:34:55.843161091</dc:date>
    <meta:editing-duration>PT4M47S</meta:editing-duration>
    <meta:editing-cycles>1</meta:editing-cycles>
    <meta:document-statistic meta:table-count="0" meta:image-count="2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